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</text:p>
            <text:p>2.0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7" office:value-type="string" calcext:value-type="string">
            <text:p>OBX IDE</text:p>
            <text:p>0.7.24 nojit</text:p>
          </table:table-cell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jit speedup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5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 office:value-type="float" office:value="484" calcext:value-type="float">
            <text:p>484</text:p>
          </table:table-cell>
          <table:table-cell table:style-name="ce10" table:formula="of:=[.M3]/[.G3]" office:value-type="float" office:value="1.39080459770115" calcext:value-type="float">
            <text:p>1.4</text:p>
          </table:table-cell>
          <table:table-cell table:style-name="ce10" table:formula="of:=[.M3]/[.I3]" office:value-type="float" office:value="4.17241379310345" calcext:value-type="float">
            <text:p>4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 office:value-type="float" office:value="123238" calcext:value-type="float">
            <text:p>123'238</text:p>
          </table:table-cell>
          <table:table-cell table:style-name="ce10" table:formula="of:=[.M4]/[.G4]" office:value-type="float" office:value="3.10384082609243" calcext:value-type="float">
            <text:p>3.1</text:p>
          </table:table-cell>
          <table:table-cell table:style-name="ce10" table:formula="of:=[.M4]/[.I4]" office:value-type="float" office:value="6.19379806000905" calcext:value-type="float">
            <text:p>6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 office:value-type="float" office:value="210687" calcext:value-type="float">
            <text:p>210'687</text:p>
          </table:table-cell>
          <table:table-cell table:style-name="ce10" table:formula="of:=[.M5]/[.G5]" office:value-type="float" office:value="26.8083725664843" calcext:value-type="float">
            <text:p>26.8</text:p>
          </table:table-cell>
          <table:table-cell table:style-name="ce10" table:formula="of:=[.M5]/[.I5]" office:value-type="float" office:value="1.27201869204019" calcext:value-type="float">
            <text:p>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 office:value-type="float" office:value="8928147" calcext:value-type="float">
            <text:p>8'928'147</text:p>
          </table:table-cell>
          <table:table-cell table:style-name="ce10" table:formula="of:=[.M6]/[.G6]" office:value-type="float" office:value="1.09074579493144" calcext:value-type="float">
            <text:p>1.1</text:p>
          </table:table-cell>
          <table:table-cell table:style-name="ce10" table:formula="of:=[.M6]/[.I6]" office:value-type="float" office:value="2.01053645174533" calcext:value-type="float">
            <text:p>2.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 office:value-type="float" office:value="18920" calcext:value-type="float">
            <text:p>18'920</text:p>
          </table:table-cell>
          <table:table-cell table:style-name="ce10" table:formula="of:=[.M7]/[.G7]" office:value-type="float" office:value="1.28262490678598" calcext:value-type="float">
            <text:p>1.3</text:p>
          </table:table-cell>
          <table:table-cell table:style-name="ce10" table:formula="of:=[.M7]/[.I7]" office:value-type="float" office:value="1.78322337417531" calcext:value-type="float">
            <text:p>1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2131" calcext:value-type="float">
            <text:p>2'131</text:p>
          </table:table-cell>
          <table:table-cell table:style-name="ce10" table:formula="of:=[.M8]/[.G8]" office:value-type="float" office:value="8.55823293172691" calcext:value-type="float">
            <text:p>8.6</text:p>
          </table:table-cell>
          <table:table-cell table:style-name="ce10" table:formula="of:=[.M8]/[.I8]" office:value-type="float" office:value="14.6965517241379" calcext:value-type="float">
            <text:p>14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5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1707" calcext:value-type="float">
            <text:p>1'707</text:p>
          </table:table-cell>
          <table:table-cell table:style-name="ce10" table:formula="of:=[.M9]/[.G9]" office:value-type="float" office:value="2.52514792899408" calcext:value-type="float">
            <text:p>2.5</text:p>
          </table:table-cell>
          <table:table-cell table:style-name="ce10" table:formula="of:=[.M9]/[.I9]" office:value-type="float" office:value="2.6221198156682" calcext:value-type="float">
            <text:p>2.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M10]/[.G10]" office:value-type="float" office:value="1.5" calcext:value-type="float">
            <text:p>1.5</text:p>
          </table:table-cell>
          <table:table-cell table:style-name="ce10" table:formula="of:=[.M10]/[.I10]" office:value-type="float" office:value="1.5" calcext:value-type="float">
            <text:p>1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 office:value-type="float" office:value="22" calcext:value-type="float">
            <text:p>22</text:p>
          </table:table-cell>
          <table:table-cell table:style-name="ce10" table:formula="of:=[.M11]/[.G11]" office:value-type="float" office:value="2.75" calcext:value-type="float">
            <text:p>2.8</text:p>
          </table:table-cell>
          <table:table-cell table:style-name="ce10" table:formula="of:=[.M11]/[.I11]" office:value-type="float" office:value="4.4" calcext:value-type="float">
            <text:p>4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893" calcext:value-type="float">
            <text:p>893</text:p>
          </table:table-cell>
          <table:table-cell table:style-name="ce10" table:formula="of:=[.M12]/[.G12]" office:value-type="float" office:value="2.72256097560976" calcext:value-type="float">
            <text:p>2.7</text:p>
          </table:table-cell>
          <table:table-cell table:style-name="ce10" table:formula="of:=[.M12]/[.I12]" office:value-type="float" office:value="1.69771863117871" calcext:value-type="float">
            <text:p>1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4861" calcext:value-type="float">
            <text:p>4'861</text:p>
          </table:table-cell>
          <table:table-cell table:style-name="ce10" table:formula="of:=[.M13]/[.G13]" office:value-type="float" office:value="16.3670033670034" calcext:value-type="float">
            <text:p>16.4</text:p>
          </table:table-cell>
          <table:table-cell table:style-name="ce10" table:formula="of:=[.M13]/[.I13]" office:value-type="float" office:value="15.9377049180328" calcext:value-type="float">
            <text:p>15.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3549" calcext:value-type="float">
            <text:p>3'549</text:p>
          </table:table-cell>
          <table:table-cell table:style-name="ce10" table:formula="of:=[.M14]/[.G14]" office:value-type="float" office:value="29.8235294117647" calcext:value-type="float">
            <text:p>29.8</text:p>
          </table:table-cell>
          <table:table-cell table:style-name="ce10" table:formula="of:=[.M14]/[.I14]" office:value-type="float" office:value="41.2674418604651" calcext:value-type="float">
            <text:p>4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5415" calcext:value-type="float">
            <text:p>5'415</text:p>
          </table:table-cell>
          <table:table-cell table:style-name="ce10" table:formula="of:=[.M15]/[.G15]" office:value-type="float" office:value="2.4591280653951" calcext:value-type="float">
            <text:p>2.5</text:p>
          </table:table-cell>
          <table:table-cell table:style-name="ce10" table:formula="of:=[.M15]/[.I15]" office:value-type="float" office:value="2.4402884182064" calcext:value-type="float">
            <text:p>2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4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float" office:value="5997" calcext:value-type="float">
            <text:p>5'997</text:p>
          </table:table-cell>
          <table:table-cell table:style-name="ce10" table:formula="of:=[.M16]/[.G16]" office:value-type="float" office:value="20.056856187291" calcext:value-type="float">
            <text:p>20.1</text:p>
          </table:table-cell>
          <table:table-cell table:style-name="ce10" table:formula="of:=[.M16]/[.I16]" office:value-type="float" office:value="11.4446564885496" calcext:value-type="float">
            <text:p>11.4</text:p>
          </table:table-cell>
          <table:table-cell table:number-columns-repeated="996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9306054" calcext:value-type="float">
            <text:p>9'306'054</text:p>
          </table:table-cell>
          <table:table-cell table:style-name="ce10" table:formula="of:=[.M18]/[.G18]" office:value-type="float" office:value="1.12770541393613" calcext:value-type="float">
            <text:p>1.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eomean of average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1.00085453361375" calcext:value-type="float">
            <text:p>1.0</text:p>
          </table:table-cell>
          <table:table-cell table:style-name="ce9"/>
          <table:table-cell table:style-name="ce13" table:formula="of:=GEOMEAN([.L3:.L16])" office:value-type="float" office:value="1.04481652512334" calcext:value-type="float">
            <text:p>1.0</text:p>
          </table:table-cell>
          <table:table-cell table:style-name="ce9"/>
          <table:table-cell table:style-name="ce13" table:formula="of:=GEOMEAN([.N3:.N16])" office:value-type="float" office:value="4.37659132902276" calcext:value-type="float">
            <text:p>4.4</text:p>
          </table:table-cell>
          <table:table-cell table:style-name="ce10" table:formula="of:=GEOMEAN([.O3:.O16])" office:value-type="float" office:value="4.37285457779799" calcext:value-type="float">
            <text:p>4.4</text:p>
          </table:table-cell>
          <table:table-cell table:number-columns-repeated="996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asurements done on 2021-07-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9"/>
        </table:table-row>
        <table:table-row table:style-name="ro2" table:number-rows-repeated="1048544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0-10-12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2">00.00.0000</text:date>, <text:time style:data-style-name="N2" text:time-value="18:42:51.42064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7-12T18:43:07.033772508</dc:date>
    <dc:creator>Rochus Keller</dc:creator>
    <meta:editing-duration>PT6H7M48S</meta:editing-duration>
    <meta:editing-cycles>138</meta:editing-cycles>
    <meta:generator>LibreOffice/4.2.8.2$Linux_x86 LibreOffice_project/420m0$Build-2</meta:generator>
    <meta:document-statistic meta:table-count="1" meta:cell-count="268" meta:object-count="0"/>
  </office:meta>
</office:document-meta>
</file>